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ear Harry, </text:p>
      <text:p text:style-name="Standard"/>
      <text:p text:style-name="Standard"><text:tab/>My name's Rémi LEFEVRE, I'm a member of « Zone 42 », a programmation team in charge of coding an online/offline game based on the card game « Ninjago ». To do so, we are going to use a .json file to store all the cards existing in the game : we would need your help on this part. We would like you to provide us a json file with all the cards from the game in, so we can go forward on our project. Please find enclosed the PDF file containing the structure of our JSON file.</text:p>
      <text:p text:style-name="Standard">If you need any further information, feel free to contact me.</text:p>
      <text:p text:style-name="Standard">Best regards,</text:p>
      <text:p text:style-name="Standard"><text:tab/><text:tab/>Rémi</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Source_20_Text" style:display-name="Source Text" style:family="text">
      <style:text-properties style:font-name="Courier New" style:font-name-asian="NSimSun" style:font-name-complex="Courier New"/>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12T13:41:10.03</meta:creation-date>
    <meta:document-statistic meta:table-count="0" meta:image-count="0" meta:object-count="0" meta:page-count="1" meta:paragraph-count="5" meta:word-count="114" meta:character-count="567"/>
    <dc:date>2017-10-12T14:14:04.13</dc:date>
    <meta:editing-duration>PT17M43S</meta:editing-duration>
    <meta:editing-cycles>1</meta:editing-cycles>
    <meta:generator>OpenOffice/4.1.3$Win32 OpenOffice.org_project/413m1$Build-9783</meta:generator>
  </office:meta>
</office:document-meta>
</file>